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dac" officeooo:paragraph-rsid="00001dac"/>
    </style:style>
    <style:style style:name="T1" style:family="text">
      <style:text-properties officeooo:rsid="00013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nverteilung: BIS Samstag 17</text:p>
      <text:p text:style-name="P1"/>
      <text:p text:style-name="P1">Die Zahlen sind die Überpunkte des Pflichtenheftes. Bitte bis zur Deadline aufgaben fertigstellen sodass wir es theoretisch abgeben können.</text:p>
      <text:p text:style-name="P1"/>
      <text:p text:style-name="P1">Phillip: Entwürfe erstellen (Punkt 12)</text:p>
      <text:p text:style-name="P1">→ Startbildschirm</text:p>
      <text:p text:style-name="P1">→ Vergleichsfenster</text:p>
      <text:p text:style-name="P1">→ Hauptfenster (mehrere: Bundes-/ Landesansicht)</text:p>
      <text:p text:style-name="P1"/>
      <text:p text:style-name="P1">Anton: Funktionale Anforderungen</text:p>
      <text:p text:style-name="P1"/>
      <text:p text:style-name="P1">Manuel: 1,2,3,4,<text:span text:style-name="T1">9</text:span></text:p>
      <text:p text:style-name="P1"/>
      <text:p text:style-name="P1">Nick: Testfälle und Szenarien</text:p>
      <text:p text:style-name="P1"/>
      <text:p text:style-name="P1"><text:s/>Simon: 11, 13, 14, 15, 16,<text:span text:style-name="T1">9</text:span></text:p>
      <text:p text:style-name="P1"/>
      <text:p text:style-name="P1">Enes: 6,7,8,<text:span text:style-name="T1">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5:25:02.90</meta:creation-date>
    <dc:date>2013-11-14T15:43:15.89</dc:date>
    <meta:editing-duration>P0D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1" meta:word-count="54" meta:character-count="414" meta:non-whitespace-character-count="370"/>
  </office:meta>
</office:document-meta>
</file>